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6cm" style:rel-column-width="1523*"/>
    </style:style>
    <style:style style:name="Táblázat19.B" style:family="table-column">
      <style:table-column-properties style:column-width="6.179cm" style:rel-column-width="3503*"/>
    </style:style>
    <style:style style:name="Táblázat19.C" style:family="table-column">
      <style:table-column-properties style:column-width="2.866cm" style:rel-column-width="1625*"/>
    </style:style>
    <style:style style:name="Táblázat19.D" style:family="table-column">
      <style:table-column-properties style:column-width="5.168cm" style:rel-column-width="2930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fejléc">
      <style:text-properties style:use-window-font-color="tru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 style:list-style-name="L1"/>
    <style:style style:name="P10" style:family="paragraph" style:parent-style-name="Text_20_body">
      <style:text-properties fo:background-color="#ff0000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2.766cm"/>
        </style:tab-stops>
      </style:paragraph-properties>
    </style:style>
    <style:style style:name="P14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2.766cm"/>
        </style:tab-stops>
      </style:paragraph-properties>
    </style:style>
    <style:style style:name="P15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2.766cm"/>
        </style:tab-stops>
      </style:paragraph-properties>
      <style:text-properties fo:background-color="transparent"/>
    </style:style>
    <style:style style:name="P16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2.766cm"/>
        </style:tab-stops>
      </style:paragraph-properties>
      <style:text-properties fo:background-color="transparent"/>
    </style:style>
    <style:style style:name="P17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18" style:family="paragraph" style:parent-style-name="Heading_20_4" style:master-page-name="First_20_Page">
      <style:text-properties fo:background-color="transparent"/>
    </style:style>
    <style:style style:name="P19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normal" fo:background-color="#ffffcc" style:font-weight-asian="normal" style:font-weight-complex="normal"/>
    </style:style>
    <style:style style:name="T4" style:family="text">
      <style:text-properties fo:font-weight="normal" fo:background-color="#ff000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none" style:font-name="FreeSerif5" fo:font-size="11pt" fo:font-style="italic" fo:font-weight="normal" fo:background-color="#ffcc99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text-line-through-style="none" style:font-name="FreeSerif5" fo:font-size="11pt" fo:font-style="italic" fo:font-weight="normal" fo:background-color="#ff0000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0" style:family="text">
      <style:text-properties fo:background-color="#ffcc99"/>
    </style:style>
    <style:style style:name="T11" style:family="text">
      <style:text-properties fo:background-color="#ff0000"/>
    </style:style>
    <style:style style:name="T12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4">Ősi kultúrák ismerete</text:h>
      <text:p text:style-name="Text_20_body"><text:span text:style-name="T1">Próba: </text:span><text:span text:style-name="T4">dobható</text:span><text:span text:style-name="T3"> <text:s/>/ <text:s/></text:span><text:span text:style-name="T4">nincs, csak biztos tudásból</text:span></text:p>
      <text:p text:style-name="Text_20_body"><text:span text:style-name="T1">Domináns Tulajdonságok</text:span>: Emlékezet, Intelligencia</text:p>
      <text:p text:style-name="Text_20_body"><text:span text:style-name="T1">Leírás</text:span>: Ez a képzettség szándékosan különül el a Történelemismeret képzettségtől. A következőket kell tudni róla: </text:p>
      <text:list text:style-name="L2">
        <text:list-item>
          <text:p text:style-name="P12">Nem lehet Átfogó képzettségként felvenni, kultúránként kell tanulni (összhang persze lehet, ha <text:s/>indokolt - pl. Dawa és Ryek esetén).</text:p>
        </text:list-item>
        <text:list-item>
          <text:p text:style-name="P13">Magas szinten <text:span text:style-name="T2">(9 fok felett)</text:span> általában nem nélkülözheti sem az adott ősi nyelv ismeretét, sem a saját kutatást. <text:span text:style-name="T11">TODO</text:span></text:p>
        </text:list-item>
        <text:list-item>
          <text:p text:style-name="P13">Néhány kivételtől eltekintve nem ártatlan dolog ilyet tanulni: kevés helyen, titkos tudásként oktatják.</text:p>
        </text:list-item>
        <text:list-item>
          <text:p text:style-name="P15">Az ősi kutúrák ismerete - épp mert olyan keveset tudunk róluk - nem csak a történelem ismeretet foglalják magukban, hanem az egész kultúráét (már amennyi tudható erről), azaz nincs külön ősi kultúrák vallásismeret, építészettörténet, stb.</text:p>
        </text:list-item>
        <text:list-item>
          <text:p text:style-name="P15">Ősi kultúrák: Cranta, <text:span text:style-name="T12">Kyria, Dawa, Ryek, Démonikus Óbirodalom, Godon, Aquír </text:span><text:span text:style-name="T11">(észak és dél külön?)</text:span><text:span text:style-name="T12">, Elf, Törpe, Amund, Dzsenn, </text:span><text:span text:style-name="T11">Ork (?)</text:span></text:p>
        </text:list-item>
      </text:list>
      <text:p text:style-name="Text_20_body"><text:span text:style-name="T1">Kapcsolódó fortélyok</text:span>: <text:span text:style-name="T12">-</text:span></text:p>
      <text:p text:style-name="P8"><text:span text:style-name="T5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7">Képzettség Szint</text:p>
            </table:table-cell>
            <table:table-cell table:style-name="Táblázat19.A1" office:value-type="string">
              <text:p text:style-name="P7">Biztos tudás</text:p>
            </table:table-cell>
            <table:table-cell table:style-name="Táblázat19.A1" office:value-type="string">
              <text:p text:style-name="P7">Speciális <text:line-break/><text:span text:style-name="T8">(tanulható fortély, <text:line-break/>különleges <text:s/>képesség)</text:span></text:p>
            </table:table-cell>
            <table:table-cell table:style-name="Táblázat19.D1" office:value-type="string">
              <text:p text:style-name="P7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xyz</text:p>
            <text:p text:style-name="P4"><text:span text:style-name="T5">Példa</text:span>: <text:span text:style-name="T10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4"/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xyz</text:p>
            <text:p text:style-name="P4"><text:span text:style-name="T5">Példa</text:span>: <text:span text:style-name="T10">xyz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4"/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xyz</text:p>
            <text:p text:style-name="P4"><text:span text:style-name="T5">Példa</text:span>: <text:span text:style-name="T10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4">Az adott nyelvre „Ősi nyelv ismerete” képzettség – <text:span text:style-name="T11">3. szint</text:span>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xyz</text:p>
            <text:p text:style-name="P4"><text:span text:style-name="T5">Példa</text:span>: <text:span text:style-name="T10">xyz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4">Az adott nyelvre „Ősi nyelv ismerete” képzettség – 6<text:span text:style-name="T11">. szint</text:span>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xyz</text:p>
            <text:p text:style-name="P4"><text:span text:style-name="T5">Példa</text:span>: <text:span text:style-name="T10">xyz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4">Az adott nyelvre „Ősi nyelv ismerete” képzettség – 9<text:span text:style-name="T11">. szint</text:span></text:p>
          </table:table-cell>
        </table:table-row>
      </table:table>
      <text:p text:style-name="P11"/>
      <text:p text:style-name="P17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7">Célszám</text:p>
            </table:table-cell>
            <table:table-cell table:style-name="Táblázat20.B1" office:value-type="string">
              <text:p text:style-name="P7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9">Könnyű (</text:span>6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3" office:value-type="string">
            <text:p text:style-name="P3"><text:span text:style-name="T9">Átlagos</text:span> (9)</text:p>
          </table:table-cell>
          <table:table-cell table:style-name="Táblázat20.B3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9">Nehéz</text:span> (12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3" office:value-type="string">
            <text:p text:style-name="P3"><text:span text:style-name="T9">Nagyon nehéz</text:span> (15)</text:p>
          </table:table-cell>
          <table:table-cell table:style-name="Táblázat20.B3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9">Rendkívül nehéz</text:span> (18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9">Emberfeletti</text:span> (21)</text:p>
          </table:table-cell>
          <table:table-cell table:style-name="Táblázat20.B2" office:value-type="string">
            <text:p text:style-name="P4"/>
          </table:table-cell>
        </table:table-row>
      </table:table>
      <text:p text:style-name="Text_20_body">Célszámot módosító körülmények:</text:p>
      <text:list text:style-name="L1">
        <text:list-item>
          <text:p text:style-name="P9"><text:span text:style-name="_5b_RPG_5d__20_Áthúzott"><text:span text:style-name="T6">xyz</text:span></text:span></text:p>
        </text:list-item>
      </text:list>
      <text:p text:style-name="P10"><text:span text:style-name="_5b_RPG_5d__20_Áthúzot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km100 képzettségrendszer</dc:title>
    <dc:subject>Képzettségrendszer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52" meta:word-count="220" meta:character-count="1551"/>
  </office:meta>
</office:document-meta>
</file>